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URW Bookman" svg:font-family="'URW Bookman'" style:font-pitch="variable"/>
    <style:font-face style:name="arial" svg:font-family="arial" style:font-family-generic="swiss"/>
  </office:font-face-decls>
  <office:automatic-styles>
    <style:style style:name="P1" style:family="paragraph" style:parent-style-name="Standard">
      <style:paragraph-properties fo:text-align="justify" style:justify-single-word="false"/>
      <style:text-properties officeooo:paragraph-rsid="001dbc1b"/>
    </style:style>
    <style:style style:name="P2" style:family="paragraph" style:parent-style-name="Standard">
      <style:paragraph-properties fo:text-align="center" style:justify-single-word="false"/>
      <style:text-properties fo:color="#cccccc" loext:opacity="100%" style:font-name="URW Bookman" fo:font-size="18pt" officeooo:rsid="001dbc1b" officeooo:paragraph-rsid="001dbc1b" style:font-size-asian="18pt" style:font-size-complex="18pt"/>
    </style:style>
    <style:style style:name="P3" style:family="paragraph" style:parent-style-name="Standard">
      <style:paragraph-properties fo:text-align="center" style:justify-single-word="false"/>
      <style:text-properties fo:color="#cccccc" loext:opacity="100%" style:font-name="arial" fo:font-size="15pt" fo:font-weight="bold" officeooo:rsid="001dbc1b" officeooo:paragraph-rsid="001dbc1b" style:font-size-asian="15pt" style:font-weight-asian="bold" style:font-size-complex="15pt" style:font-weight-complex="bold"/>
    </style:style>
    <style:style style:name="P4" style:family="paragraph" style:parent-style-name="Standard">
      <style:paragraph-properties fo:text-align="justify" style:justify-single-word="false"/>
      <style:text-properties fo:color="#cccccc" loext:opacity="100%" style:font-name="arial" fo:font-size="15pt" fo:font-weight="bold" officeooo:rsid="001dbc1b" officeooo:paragraph-rsid="001dbc1b" style:font-size-asian="15pt" style:font-weight-asian="bold" style:font-size-complex="15pt" style:font-weight-complex="bold"/>
    </style:style>
    <style:style style:name="P5" style:family="paragraph" style:parent-style-name="Standard">
      <style:paragraph-properties fo:text-align="justify" style:justify-single-word="false"/>
      <style:text-properties fo:color="#cccccc" loext:opacity="100%" style:font-name="arial" fo:font-size="15pt" officeooo:rsid="001dbc1b" officeooo:paragraph-rsid="001dbc1b" style:font-size-asian="15pt" style:font-size-complex="15pt"/>
    </style:style>
    <style:style style:name="P6" style:family="paragraph" style:parent-style-name="Standard">
      <style:paragraph-properties fo:text-align="center" style:justify-single-word="false"/>
      <style:text-properties fo:color="#cccccc" loext:opacity="100%" style:font-name="arial" fo:font-size="15pt" officeooo:rsid="001dbc1b" officeooo:paragraph-rsid="001dbc1b" style:font-size-asian="15pt" style:font-size-complex="15pt"/>
    </style:style>
    <style:style style:name="P7" style:family="paragraph" style:parent-style-name="Standard">
      <style:paragraph-properties fo:text-align="justify" style:justify-single-word="false"/>
      <style:text-properties fo:color="#cccccc" loext:opacity="100%" style:font-name="arial" fo:font-size="15pt" fo:font-weight="normal" officeooo:rsid="001dbc1b" officeooo:paragraph-rsid="001dbc1b" style:font-size-asian="15pt" style:font-weight-asian="normal" style:font-size-complex="15pt" style:font-weight-complex="normal"/>
    </style:style>
    <style:style style:name="P8" style:family="paragraph" style:parent-style-name="Standard">
      <style:paragraph-properties fo:text-align="justify" style:justify-single-word="false"/>
      <style:text-properties fo:color="#cccccc" loext:opacity="100%" style:font-name="arial" fo:font-size="15pt" fo:font-weight="bold" officeooo:rsid="001dbc1b" officeooo:paragraph-rsid="001dbc1b" style:font-size-asian="15pt" style:font-weight-asian="bold" style:font-size-complex="15pt" style:font-weight-complex="bold"/>
    </style:style>
    <style:style style:name="P9" style:family="paragraph" style:parent-style-name="Standard">
      <style:paragraph-properties fo:text-align="justify" style:justify-single-word="false"/>
      <style:text-properties fo:color="#cccccc" loext:opacity="100%" style:font-name="arial" fo:font-size="15pt" fo:font-weight="bold" officeooo:rsid="001dbc1b" officeooo:paragraph-rsid="001e0f14" style:font-size-asian="15pt" style:font-weight-asian="bold" style:font-size-complex="15pt" style:font-weight-complex="bold"/>
    </style:style>
    <style:style style:name="P10" style:family="paragraph" style:parent-style-name="Standard">
      <style:paragraph-properties fo:text-align="center" style:justify-single-word="false"/>
      <style:text-properties fo:color="#cccccc" loext:opacity="100%" style:font-name="arial" fo:font-size="15pt" fo:font-weight="bold" officeooo:rsid="001dbc1b" officeooo:paragraph-rsid="001dbc1b" style:font-size-asian="15pt" style:font-weight-asian="bold" style:font-size-complex="15pt" style:font-weight-complex="bold"/>
    </style:style>
    <style:style style:name="P11" style:family="paragraph" style:parent-style-name="Standard">
      <style:paragraph-properties fo:text-align="center" style:justify-single-word="false"/>
      <style:text-properties fo:color="#cccccc" loext:opacity="100%" style:font-name="arial" fo:font-size="15pt" fo:font-weight="bold" officeooo:rsid="001dbc1b" officeooo:paragraph-rsid="001e0f14" style:font-size-asian="15pt" style:font-weight-asian="bold" style:font-size-complex="15pt" style:font-weight-complex="bold"/>
    </style:style>
    <style:style style:name="P12" style:family="paragraph" style:parent-style-name="Standard">
      <style:paragraph-properties fo:text-align="center" style:justify-single-word="false"/>
      <style:text-properties fo:color="#cccccc" loext:opacity="100%" style:font-name="arial" fo:font-size="15pt" fo:font-weight="normal" officeooo:rsid="001dbc1b" officeooo:paragraph-rsid="001dbc1b" style:font-size-asian="15pt" style:font-weight-asian="normal" style:font-size-complex="15pt" style:font-weight-complex="normal"/>
    </style:style>
    <style:style style:name="P13" style:family="paragraph" style:parent-style-name="Standard">
      <style:paragraph-properties fo:text-align="center" style:justify-single-word="false"/>
      <style:text-properties fo:color="#cccccc" loext:opacity="100%" style:font-name="arial" fo:font-size="15pt" fo:font-weight="normal" officeooo:rsid="001dbc1b" officeooo:paragraph-rsid="001dd9ea" style:font-size-asian="15pt" style:font-weight-asian="normal" style:font-size-complex="15pt" style:font-weight-complex="normal"/>
    </style:style>
    <style:style style:name="P14" style:family="paragraph" style:parent-style-name="Standard">
      <style:paragraph-properties fo:text-align="justify" style:justify-single-word="false"/>
      <style:text-properties fo:color="#cccccc" loext:opacity="100%" style:font-name="arial" fo:font-size="15pt" fo:font-weight="normal" officeooo:rsid="001dbc1b" officeooo:paragraph-rsid="001dbc1b" style:font-size-asian="15pt" style:font-weight-asian="normal" style:font-size-complex="15pt" style:font-weight-complex="normal"/>
    </style:style>
    <style:style style:name="P15" style:family="paragraph" style:parent-style-name="Standard">
      <style:paragraph-properties fo:text-align="justify" style:justify-single-word="false"/>
      <style:text-properties fo:color="#cccccc" loext:opacity="100%" style:font-name="arial" fo:font-size="15pt" fo:font-weight="normal" officeooo:rsid="001dbc1b" officeooo:paragraph-rsid="001e0f14" style:font-size-asian="15pt" style:font-weight-asian="normal" style:font-size-complex="15pt" style:font-weight-complex="normal"/>
    </style:style>
    <style:style style:name="P16" style:family="paragraph" style:parent-style-name="Standard">
      <style:paragraph-properties fo:text-align="center" style:justify-single-word="false"/>
      <style:text-properties fo:color="#cccccc" loext:opacity="100%" style:font-name="arial" fo:font-size="15pt" officeooo:rsid="001dbc1b" officeooo:paragraph-rsid="001dbc1b" style:font-size-asian="15pt" style:font-size-complex="15pt"/>
    </style:style>
    <style:style style:name="P17" style:family="paragraph" style:parent-style-name="Standard">
      <style:paragraph-properties fo:text-align="justify" style:justify-single-word="false"/>
      <style:text-properties fo:color="#cccccc" loext:opacity="100%" style:font-name="arial" fo:font-size="15pt" officeooo:rsid="001dbc1b" officeooo:paragraph-rsid="001dbc1b" style:font-size-asian="15pt" style:font-size-complex="15pt"/>
    </style:style>
    <style:style style:name="P18" style:family="paragraph" style:parent-style-name="Standard">
      <style:paragraph-properties fo:text-align="justify" style:justify-single-word="false"/>
      <style:text-properties fo:color="#cccccc" loext:opacity="100%" style:font-name="arial" fo:font-size="15pt" officeooo:paragraph-rsid="001dbc1b" style:font-size-asian="15pt" style:font-size-complex="15pt"/>
    </style:style>
    <style:style style:name="P19" style:family="paragraph" style:parent-style-name="Standard">
      <style:paragraph-properties fo:text-align="justify" style:justify-single-word="false"/>
      <style:text-properties style:font-name="arial" fo:font-size="12pt" fo:font-weight="bold" officeooo:rsid="001dbc1b" officeooo:paragraph-rsid="001dbc1b"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color="#cccccc" loext:opacity="100%" style:font-name="arial" fo:font-size="15pt" fo:font-weight="normal" style:font-size-asian="15pt" style:font-weight-asian="normal" style:font-size-complex="15pt" style:font-weight-complex="normal"/>
    </style:style>
    <style:style style:name="T5" style:family="text">
      <style:text-properties fo:color="#cccccc" loext:opacity="100%" style:font-name="arial" fo:font-size="15pt" fo:font-weight="normal" officeooo:rsid="001dbc1b" style:font-size-asian="15pt" style:font-weight-asian="normal" style:font-size-complex="15pt" style:font-weight-complex="normal"/>
    </style:style>
    <style:style style:name="T6" style:family="text">
      <style:text-properties officeooo:rsid="001dd9ea"/>
    </style:style>
    <style:style style:name="T7" style:family="text">
      <style:text-properties officeooo:rsid="001e0f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UAL DO ARCH LINUX</text:p>
      <text:p text:style-name="P2"/>
      <text:p text:style-name="P2"/>
      <text:p text:style-name="P3">CONFIGURAÇÃO DE REDE</text:p>
      <text:p text:style-name="P3"/>
      <text:p text:style-name="P3"/>
      <text:p text:style-name="P5"/>
      <text:p text:style-name="P3">IDENTIFICAR DADOS DE REDE</text:p>
      <text:p text:style-name="P4"/>
      <text:p text:style-name="P12">ip a (aqui você irá checar qual o seu atual IP e visualizar o nome da sua placa de rede);</text:p>
      <text:p text:style-name="P3"/>
      <text:p text:style-name="P5"/>
      <text:p text:style-name="P3">ADICIONAR UM IP </text:p>
      <text:p text:style-name="P6"/>
      <text:p text:style-name="P6">ip address add 10.46.12.X/<text:span text:style-name="T6">24</text:span> broadcast 10.46.12.255 dev (nome da placa);</text:p>
      <text:p text:style-name="P6"/>
      <text:p text:style-name="P5"/>
      <text:p text:style-name="P3">ADICIONAR UM IP </text:p>
      <text:p text:style-name="P6"/>
      <text:p text:style-name="P13">ip address del 10.46.12.X/<text:span text:style-name="T6">24</text:span> dev (nome da placa);</text:p>
      <text:p text:style-name="P6"/>
      <text:p text:style-name="P5"/>
      <text:p text:style-name="P3">ADICIONAR O GATEWAY</text:p>
      <text:p text:style-name="P3"/>
      <text:p text:style-name="P3"><text:s/><text:span text:style-name="T2">ip route detault add via 10.46.12.254 dev (nome da placa);</text:span></text:p>
      <text:p text:style-name="P3"/>
      <text:p text:style-name="P4"/>
      <text:p text:style-name="P3">CONFIGURAÇÕES INTERNAS</text:p>
      <text:p text:style-name="P3"/>
      <text:p text:style-name="P7">É de suma importância que não seja executado nenhum comando com “sudo”, pois você poderá ter problemas eventualmente com permissões, ou seja, evite ao máximo quando for instalar algo. Utilize em situações onde realmente necessite que algo seja executado com permissões de root.</text:p>
      <text:p text:style-name="P7"/>
      <text:p text:style-name="P7">Além disso, é sempre importante que ao ligar sua máquina, você realize a atualização de pacotes. Utilizando algum desses comandos “pacman -<text:soft-page-break/>Syy” ou “pacman -Syu” ou no caso da utilização do YAY, “yay -Syy” ou “yay -Syu”.</text:p>
      <text:p text:style-name="P3"/>
      <text:p text:style-name="P3"/>
      <text:p text:style-name="P3">ATIVAR BLUETOOTH</text:p>
      <text:p text:style-name="P3"/>
      <text:p text:style-name="P7">1) systemctl enable –now bluetooth.service</text:p>
      <text:p text:style-name="P4"/>
      <text:p text:style-name="P7">2) systemctl restart bluetooth.service</text:p>
      <text:p text:style-name="P7"/>
      <text:p text:style-name="P7"/>
      <text:p text:style-name="P11"><text:span text:style-name="T7">CONFIGURAR</text:span> <text:span text:style-name="T7">O GIT</text:span></text:p>
      <text:p text:style-name="P11"/>
      <text:p text:style-name="P15">1) <text:span text:style-name="T7">git config –global user.email “lucaslion350@gmail.com”</text:span></text:p>
      <text:p text:style-name="P9"/>
      <text:p text:style-name="P15">2) <text:span text:style-name="T7">git config –global user.name “Lucas Lion”</text:span></text:p>
      <text:p text:style-name="P15"/>
      <text:p text:style-name="P4"/>
      <text:p text:style-name="P3">INSTALAR YAY</text:p>
      <text:p text:style-name="P4"/>
      <text:p text:style-name="P7">1) pacman -S git (se for necessário permissões de root, basta adicionar “sudo” no inicio, lembrando que é melhor evitar executar com sudo)</text:p>
      <text:p text:style-name="P4"/>
      <text:p text:style-name="P1"><text:span text:style-name="T5">2) git clone </text:span><text:a xlink:type="simple" xlink:href="https://aur.archlinux.org/yay" text:style-name="Internet_20_link" text:visited-style-name="Visited_20_Internet_20_Link"><text:span text:style-name="T4">https://aur.archlinux.org/yay</text:span></text:a></text:p>
      <text:p text:style-name="P18"/>
      <text:p text:style-name="P7">3) cd yay</text:p>
      <text:p text:style-name="P5"/>
      <text:p text:style-name="P7">4) makepkg -si</text:p>
      <text:p text:style-name="P5"/>
      <text:p text:style-name="P4">BÔNUS: <text:span text:style-name="T2">para realizar pesquisas na biblioteca do yay, basta executar o comando “yay -Ss pacote-que-deseja”</text:span> <text:span text:style-name="T2">e ele fará a busca. E para fazer a instalação dele utilize “yay -S pacote-que-deseja”.</text:span></text:p>
      <text:p text:style-name="P4"/>
      <text:p text:style-name="P5"/>
      <text:p text:style-name="P3">CONFIGURAÇÃO DO APACHE, MARIADB E PHP</text:p>
      <text:p text:style-name="P3"/>
      <text:p text:style-name="P4">1) <text:span text:style-name="T2">yay -S apache php php-apache php-mysql</text:span></text:p>
      <text:p text:style-name="P4"/>
      <text:p text:style-name="P4">2)<text:span text:style-name="T2"> <text:s text:c="2"/>systemctl start httpd</text:span></text:p>
      <text:p text:style-name="P4"/>
      <text:p text:style-name="P4"><text:soft-page-break/>3) <text:span text:style-name="T2"><text:s text:c="2"/>systemctl enable httpd</text:span></text:p>
      <text:p text:style-name="P4"/>
      <text:p text:style-name="P4">4)<text:span text:style-name="T2"> <text:s text:c="2"/>sudo nano /etc/httpd/conf/httpd.conf</text:span></text:p>
      <text:p text:style-name="P4"/>
      <text:p text:style-name="P4">5) <text:span text:style-name="T2">Vá até o final do arquivo que será aberto e <text:s/>adicione os dados do próximo passo exatamente na ordem e cada um em uma linha;</text:span></text:p>
      <text:p text:style-name="P4"/>
      <text:p text:style-name="P4">6) <text:span text:style-name="T2">LoadModule php_module modules/libphp.so</text:span></text:p>
      <text:p text:style-name="P7"><text:s text:c="4"/>AddHandler php-script .php</text:p>
      <text:p text:style-name="P7"><text:s text:c="4"/>Include conf/extra/php_module.conf</text:p>
      <text:p text:style-name="P7"/>
      <text:p text:style-name="P7"><text:span text:style-name="T1">7)</text:span> Após isso, clique em F6 para pesquisar, e ao abrir a opção de pesquisa, digite “LocalModule” e clique em enter;</text:p>
      <text:p text:style-name="P7"/>
      <text:p text:style-name="P4">8)<text:span text:style-name="T2"> Localize a opção “LoadModule mpm_event_module modules/mod_mpm_event.so” e adicione uma </text:span># <text:span text:style-name="T2">no inicio da linha dele;</text:span></text:p>
      <text:p text:style-name="P4"/>
      <text:p text:style-name="P4">9) <text:span text:style-name="T2">Após isso localize a opção “LoadModule mpm_prefork_module modules/mod_mpm_prefork.so” e retire a # do começo dele;</text:span></text:p>
      <text:p text:style-name="P4"/>
      <text:p text:style-name="P4"/>
      <text:p text:style-name="P4">10) <text:span text:style-name="T2">Salve e saia </text:span>(para isso siga os seguintes comandos: CTRL + X, depois clique em “ S ”, e por fim clique em Enter);</text:p>
      <text:p text:style-name="P4"/>
      <text:p text:style-name="P4">11) <text:span text:style-name="T2">execute o comando “systemctl restart httpd”, e teste o funcionamento do seu apache em um navegador pesquisando por “localhost”;</text:span></text:p>
      <text:p text:style-name="P4"/>
      <text:p text:style-name="P4">12) <text:span text:style-name="T2">Por fim, instale o mariaDB com o comando “ mariadb-install-db --user=mysql --basedir=/usr –datadir=/var/lib/mysql ” </text:span>(se for necessário permissão de root, é só adicionar sudo antes do comando)<text:span text:style-name="T2">;</text:span></text:p>
      <text:p text:style-name="P4"/>
      <text:p text:style-name="P3"/>
      <text:p text:style-name="P3">CONFIGURAR O DOCKER</text:p>
      <text:p text:style-name="P4"/>
      <text:p text:style-name="P7"><text:span text:style-name="T1">1)</text:span> yay -S docker docker-compose</text:p>
      <text:p text:style-name="P7"/>
      <text:p text:style-name="P4">2) <text:span text:style-name="T2">systemctl enable docker.service</text:span></text:p>
      <text:p text:style-name="P4"/>
      <text:p text:style-name="P4">3) <text:span text:style-name="T2">systemctl start docker.service</text:span></text:p>
      <text:p text:style-name="P4"><text:soft-page-break/></text:p>
      <text:p text:style-name="P4">4) <text:span text:style-name="T2">sudo usermod -aG docker “seu usuário”</text:span></text:p>
      <text:p text:style-name="P4"/>
      <text:p text:style-name="P4">BÔNUS: <text:span text:style-name="T2">para verificar se foi instalado com sucesso, execute esses comandos “docker –version”, “docker-compose –version” e “sudo docker run hello-world”.</text:span></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URW Bookman" svg:font-family="'URW Bookman'"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imbus Roman" fo:font-size="12pt" fo:language="pt" fo:country="BR"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pt" fo:country="BR"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355269" style:writing-mode="lr-tb" style:layout-grid-color="#c0c0c0" style:layout-grid-lines="20" style:layout-grid-base-height="0.706cm" style:layout-grid-ruby-height="0.353cm" style:layout-grid-mode="none" style:layout-grid-ruby-below="false" style:layout-grid-print="false" style:layout-grid-display="false" draw:fill="solid" draw:fill-color="#355269"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55269"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5T18:59:16.527768984</meta:creation-date>
    <dc:date>2023-08-16T09:43:04.001868520</dc:date>
    <meta:editing-duration>PT50M3S</meta:editing-duration>
    <meta:editing-cycles>3</meta:editing-cycles>
    <meta:generator>LibreOffice/7.4.7.2$Linux_X86_64 LibreOffice_project/40$Build-2</meta:generator>
    <meta:document-statistic meta:table-count="0" meta:image-count="0" meta:object-count="0" meta:page-count="4" meta:paragraph-count="46" meta:word-count="473" meta:character-count="3031" meta:non-whitespace-character-count="2588"/>
  </office:meta>
</office:document-meta>
</file>